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5549e" officeooo:paragraph-rsid="0005549e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5549e" officeooo:paragraph-rsid="0005549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0ca65c"/>
    </style:style>
    <style:style style:name="P4" style:family="paragraph" style:parent-style-name="Standard">
      <style:paragraph-properties fo:text-align="start" style:justify-single-word="false"/>
      <style:text-properties fo:font-size="14pt" officeooo:rsid="000ca65c" officeooo:paragraph-rsid="000ca65c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ca65c" officeooo:paragraph-rsid="000ca65c" style:font-size-asian="14pt" style:font-weight-asian="normal" style:font-size-complex="14pt" style:font-weight-complex="normal"/>
    </style:style>
    <style:style style:name="P6" style:family="paragraph" style:parent-style-name="Text_20_body" style:list-style-name="L1"/>
    <style:style style:name="P7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5e071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5e071"/>
    </style:style>
    <style:style style:name="T4" style:family="text">
      <style:text-properties style:text-underline-style="none" officeooo:rsid="00081232"/>
    </style:style>
    <style:style style:name="T5" style:family="text">
      <style:text-properties style:text-underline-style="none" officeooo:rsid="0009ed15"/>
    </style:style>
    <style:style style:name="T6" style:family="text">
      <style:text-properties style:text-underline-style="none" officeooo:rsid="000aaba1"/>
    </style:style>
    <style:style style:name="T7" style:family="text">
      <style:text-properties style:text-underline-style="none" officeooo:rsid="000ca65c"/>
    </style:style>
    <style:style style:name="T8" style:family="text">
      <style:text-properties fo:font-size="12pt" style:text-underline-style="none" style:font-size-asian="10.5pt" style:font-size-complex="12pt"/>
    </style:style>
    <style:style style:name="T9" style:family="text">
      <style:text-properties fo:font-size="12pt" style:text-underline-style="none" officeooo:rsid="000ca65c" style:font-size-asian="10.5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Liberation Serif" fo:font-weight="normal" style:font-weight-asian="normal" style:font-weight-complex="normal"/>
    </style:style>
    <style:style style:name="T16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font-name="Courier"/>
    </style:style>
    <style:style style:name="T18" style:family="text">
      <style:text-properties style:font-name="Courier" fo:font-size="12pt" style:text-underline-style="none" style:font-size-asian="10.5pt" style:font-size-complex="12pt"/>
    </style:style>
    <style:style style:name="T19" style:family="text">
      <style:text-properties style:font-name="Courier" fo:font-size="12pt" style:text-underline-style="none" officeooo:rsid="000ca65c" style:font-size-asian="10.5pt" style:font-size-complex="12pt"/>
    </style:style>
    <style:style style:name="T20" style:family="text">
      <style:text-properties style:font-name="Courier" fo:font-size="11pt" style:text-underline-style="none" style:font-size-asian="11pt" style:font-size-complex="11pt"/>
    </style:style>
    <style:style style:name="T21" style:family="text">
      <style:text-properties style:font-name="Courier" fo:font-size="11pt" style:text-underline-style="none" officeooo:rsid="000ca65c" style:font-size-asian="11pt" style:font-size-complex="11pt"/>
    </style:style>
    <style:style style:name="T22" style:family="text">
      <style:text-properties style:font-name="Courier" fo:font-size="11pt" style:font-size-asian="11pt" style:font-size-complex="11pt"/>
    </style:style>
    <style:style style:name="T23" style:family="text">
      <style:text-properties style:font-name="Courier" style:text-underline-style="none"/>
    </style:style>
    <style:style style:name="T24" style:family="text">
      <style:text-properties style:font-name="Courier" style:text-underline-style="none" officeooo:rsid="000ca65c"/>
    </style:style>
    <style:style style:name="T25" style:family="text">
      <style:text-properties style:font-name="Courier" fo:font-size="9pt" style:text-underline-style="none" style:font-size-asian="9pt" style:font-size-complex="9pt"/>
    </style:style>
    <style:style style:name="T26" style:family="text">
      <style:text-properties style:font-name="Courier" fo:font-size="9pt" style:text-underline-style="none" officeooo:rsid="000ca65c" style:font-size-asian="9pt" style:font-size-complex="9pt"/>
    </style:style>
    <style:style style:name="T27" style:family="text">
      <style:text-properties style:font-name="Courier" fo:font-size="9pt" style:font-size-asian="9pt" style:font-size-complex="9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ible Tower</text:p>
      <text:p text:style-name="P1"/>
      <text:p text:style-name="P2"><text:tab/>O Ansible Tower é um framework que trabalha com controle, conhecimento e delegações em cima da ferramenta de automação do ansible. <text:span text:style-name="T1">A interface de usuário do Tower centraliza as execuções ansible, o que facilita organizar o fluxo de trabalho. Além disso, toda saída das execuções é armazenada dentro do Tower, que garante ua auditoria forense de quem rodou, quando, o que, e assim por diante.</text:span><text:span text:style-name="T3"> </text:span><text:span text:style-name="T4">É permitido, até mesmo que você mapeie as ações até o diretório ancestral que iniciou o evento.</text:span></text:p>
      <text:p text:style-name="P2"><text:span text:style-name="T4"><text:tab/></text:span><text:span text:style-name="T5">Pode-se delegar papéis para que diferentes usuários tenham diferentes privilégios de execução dentro do sistema. </text:span><text:span text:style-name="T6">Você pode até decidir se um certo usuário pode mudar as variáveis de um role, fazendo com que aquele usuário só possa clicar um botão e preparar uma ambiente imutável.</text:span></text:p>
      <text:p text:style-name="P2"><text:span text:style-name="T7"/></text:p>
      <text:p text:style-name="P2"><text:span text:style-name="T7"/></text:p>
      <text:p text:style-name="P4"><text:span text:style-name="T2">Instalação</text:span></text:p>
      <text:p text:style-name="P4"><text:span text:style-name="T2"><text:tab/></text:span><text:span text:style-name="T25">$ sudo wget </text:span><text:a xlink:type="simple" xlink:href="https://bit.ly/towerlatest" text:style-name="Internet_20_link" text:visited-style-name="Visited_20_Internet_20_Link">https://bit.ly/towerlatest</text:a><text:span text:style-name="T25"> -0 ansible-tower-setup-latest.tar.gz</text:span></text:p>
      <text:p text:style-name="P3"><text:span text:style-name="T26"><text:tab/>$ </text:span><text:span text:style-name="Source_20_Text"><text:span text:style-name="T25">tar -xvzf ansible-tower-setup-latest.tar.gz</text:span></text:span></text:p>
      <text:p text:style-name="Preformatted_20_Text"><text:span text:style-name="Source_20_Text"><text:span text:style-name="T27"><text:tab/>$ cd ansible-tower-setup-*</text:span></text:span></text:p>
      <text:p text:style-name="P7"><text:span text:style-name="Source_20_Text"><text:span text:style-name="T27"><text:tab/>$ ./setup.sh</text:span></text:span></text:p>
      <text:p text:style-name="P7"><text:span text:style-name="Source_20_Text"><text:span text:style-name="T12">If no access to EPEL, use </text:span></text:span><text:a xlink:type="simple" xlink:href="https://bit.ly/towerbundlelatest" text:style-name="Internet_20_link" text:visited-style-name="Visited_20_Internet_20_Link"><text:span text:style-name="Source_20_Text"><text:span text:style-name="T12">https://bit.ly/towerbundlelatest</text:span></text:span></text:a></text:p>
      <text:p text:style-name="Text_20_body"><text:span text:style-name="Source_20_Text"><text:span text:style-name="T11">Requirements</text:span></text:span></text:p>
      <text:list xml:id="list128406399497921502" text:style-name="L1">
        <text:list-item>
          <text:p text:style-name="P6">Red Hat Enterprise Linux 7, CentOS 7, or Ubuntu 14.04</text:p>
          <text:list>
            <text:list-item>
              <text:p text:style-name="P6">64-bit support required for kernel and runtime</text:p>
            </text:list-item>
          </text:list>
        </text:list-item>
        <text:list-item>
          <text:p text:style-name="P6">Currently supported version of Mozilla Firefox or Google Chrome</text:p>
        </text:list-item>
        <text:list-item>
          <text:p text:style-name="P6">2 GB RAM minimum (4+ GB highly recommended)</text:p>
        </text:list-item>
        <text:list-item>
          <text:p text:style-name="P6">20 GB of dedicated hard disk space</text:p>
        </text:list-item>
      </text:list>
      <text:p text:style-name="P7"><text:span text:style-name="Source_20_Text"><text:span text:style-name="T14"/></text:span></text:p>
      <text:p text:style-name="P5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3:13:51.555649133</meta:creation-date>
    <dc:date>2018-11-07T13:49:23.292955298</dc:date>
    <meta:editing-duration>PT13M2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99" meta:character-count="1268" meta:non-whitespace-character-count="1083"/>
  </office:meta>
</office:document-meta>
</file>